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-color="#ffffff"/>
    </style:style>
    <style:style style:name="P25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3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4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5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1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0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1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2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4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</text:span><text:span text:style-name="T1">rt</text:span><text:span text:style-name="T1">ua</text:span><text:span text:style-name="T1">l </text:span><text:span text:style-name="T1">Cl</text:span><text:span text:style-name="T1">as</text:span><text:span text:style-name="T1">se</text:span><text:span text:style-name="T1">s </text:span><text:span text:style-name="T1">&amp; </text:span><text:span text:style-name="T1">P</text:span><text:span text:style-name="T1">ol</text:span><text:span text:style-name="T1">y</text:span><text:span text:style-name="T1">m</text:span><text:span text:style-name="T1">or</text:span><text:span text:style-name="T1">ph</text:span><text:span text:style-name="T1">is</text:span><text:span text:style-name="T1">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1: </text:span><text:span text:style-name="T2">Dr</text:span><text:span text:style-name="T2">. </text:span><text:span text:style-name="T2">Of</text:span><text:span text:style-name="T2">ir </text:span><text:span text:style-name="T2">P</text:span><text:span text:style-name="T2">el</text:span><text:span text:style-name="T2">e</text:span></text:p>
              </text:list-item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2: </text:span><text:span text:style-name="T2">Dr</text:span><text:span text:style-name="T2">. </text:span><text:span text:style-name="T2">Mi</text:span><text:span text:style-name="T2">ri </text:span><text:span text:style-name="T2">B</text:span><text:span text:style-name="T2">en</text:span><text:span text:style-name="T2">-</text:span><text:span text:style-name="T2">Ni</text:span><text:span text:style-name="T2">ss</text:span><text:span text:style-name="T2">an</text:span></text:p>
              </text:list-item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3: </text:span><text:span text:style-name="T2">Dr</text:span><text:span text:style-name="T2">. </text:span><text:span text:style-name="T2">Er</text:span><text:span text:style-name="T2">el </text:span><text:span text:style-name="T2">S</text:span><text:span text:style-name="T2">eg</text:span><text:span text:style-name="T2">al</text:span><text:span text:style-name="T2">-</text:span><text:span text:style-name="T2">H</text:span><text:span text:style-name="T2">al</text:span><text:span text:style-name="T2">ev</text:span><text:span text:style-name="T2">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</text:span><text:span text:style-name="T4">xa</text:span><text:span text:style-name="T4">m</text:span><text:span text:style-name="T4">pl</text:span><text:span text:style-name="T4">e </text:span><text:span text:style-name="T4">(r</text:span><text:span text:style-name="T4">ev</text:span><text:span text:style-name="T4">isi</text:span><text:span text:style-name="T4">te</text:span><text:span text:style-name="T4">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will be constructed and then sliced to fit inside the Shape 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Circle()</text:span><text:span text:style-name="T13">” copies from the circle, its 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</text:span><text:span text:style-name="T14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4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4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4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</text:span><text:span text:style-name="T4">hy</text:span><text:span text:style-name="T4">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5"/></text:p>
            <text:p text:style-name="P13"><text:span text:style-name="T15">When we write:</text:span></text:p>
            <text:p text:style-name="P14"><text:span text:style-name="T16">Circle circle; </text:span><text:span text:style-name="T16"><text:line-break/></text:span><text:span text:style-name="T16">circle.draw(); </text:span></text:p>
            <text:p text:style-name="P14"><text:span text:style-name="T15">The compiler calls </text:span><text:span text:style-name="T17">Circle::draw()</text:span></text:p>
            <text:p text:style-name="P13"><text:span text:style-name="T18"/></text:p>
            <text:p text:style-name="P13"><text:span text:style-name="T18">When we write:</text:span></text:p>
            <text:p text:style-name="P14"><text:span text:style-name="T19">Shape* p = </text:span><text:span text:style-name="T20">new</text:span><text:span text:style-name="T19"> Circle(); </text:span><text:span text:style-name="T19"><text:line-break/></text:span><text:span text:style-name="T19">p-&gt;draw(); </text:span><text:span text:style-name="T19"><text:line-break/></text:span><text:span text:style-name="T18">The compiler calls </text:span><text:span text:style-name="T19">Shape::draw() </text:span><text:span text:style-name="T19"><text:line-break/></text:span><text:span text:style-name="T18">Why? </text:span><text:span text:style-name="T17">*p</text:span><text:span text:style-name="T18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1">class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oid</text:span><text:span text:style-name="T22"> foo(); </text:span><text:span text:style-name="T22"><text:line-break/></text:span><text:span text:style-name="T22">   </text:span><text:span text:style-name="T21">void</text:span><text:span text:style-name="T22"> bar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: </text:span><text:span text:style-name="T22"><text:line-break/></text:span><text:span text:style-name="T21">public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oid</text:span><text:span text:style-name="T22"> bar(); </text:span><text:span text:style-name="T22"><text:line-break/></text:span><text:span text:style-name="T22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3">Derived obj; </text:span><text:span text:style-name="T23"><text:line-break/></text:span><text:span text:style-name="T23">obj.foo();</text:span><text:span text:style-name="T23"><text:line-break/></text:span><text:span text:style-name="T15">Calls </text:span><text:span text:style-name="T17">Base::foo()</text:span></text:p>
            <text:p text:style-name="P13"><text:span text:style-name="T18">Derived does not implement this method</text:span></text:p>
            <text:p text:style-name="P13"><text:span text:style-name="T18"/></text:p>
            <text:p text:style-name="P13"><text:span text:style-name="T24">obj.bar();</text:span></text:p>
            <text:p text:style-name="P13"><text:span text:style-name="T18">Calls</text:span><text:span text:style-name="T17"> Derived::bar()</text:span></text:p>
            <text:p text:style-name="P13"><text:span text:style-name="T18">Two implementations, the more specific is used</text:span></text:p>
            <text:p text:style-name="P13"><text:span text:style-name="T18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</text:span><text:span text:style-name="T4">he</text:span><text:span text:style-name="T4">rit</text:span><text:span text:style-name="T4">an</text:span><text:span text:style-name="T4">ce </text:span><text:span text:style-name="T4">&amp; </text:span><text:span text:style-name="T4">O</text:span><text:span text:style-name="T4">ve</text:span><text:span text:style-name="T4">rlo</text:span><text:span text:style-name="T4">ad</text:span><text:span text:style-name="T4">in</text:span><text:span text:style-name="T4">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5">Derived</text:span><text:span text:style-name="T26"> inherits the method</text:span><text:span text:style-name="T25"> foo() </text:span><text:span text:style-name="T26">from </text:span><text:span text:style-name="T25">Base</text:span></text:p>
            <text:list text:style-name="L5">
              <text:list-item>
                <text:list>
                  <text:list-item>
                    <text:p text:style-name="P16"><text:span text:style-name="T26">The inherited class uses methods of the base class</text:span></text:p>
                  </text:list-item>
                </text:list>
              </text:list-item>
            </text:list>
            <text:p text:style-name="P17"><text:span text:style-name="T26"/></text:p>
            <text:p text:style-name="P13"><text:span text:style-name="T25">Derived</text:span><text:span text:style-name="T26"> overrides the implementation of </text:span><text:span text:style-name="T25">bar()</text:span></text:p>
            <text:list text:continue-numbering="true" text:style-name="L5">
              <text:list-item>
                <text:list>
                  <text:list-item>
                    <text:p text:style-name="P16"><text:span text:style-name="T26">This mechanism allows an inherited class to specialize the implementation </text:span></text:p>
                  </text:list-item>
                </text:list>
              </text:list-item>
            </text:list>
            <text:p text:style-name="P13"><text:span text:style-name="T2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</text:span><text:span text:style-name="T4">at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text:span text:style-name="T4"><text:line-break/></text:span><text:span text:style-name="T4">(a</text:span><text:span text:style-name="T4">ka </text:span><text:span text:style-name="T4">ea</text:span><text:span text:style-name="T4">rly</text:span><text:span text:style-name="T4">/st</text:span><text:span text:style-name="T4">ati</text:span><text:span text:style-name="T4">c </text:span><text:span text:style-name="T4">bi</text:span><text:span text:style-name="T4">nd</text:span><text:span text:style-name="T4">in</text:span><text:span text:style-name="T4">g/</text:span><text:span text:style-name="T4">re</text:span><text:span text:style-name="T4">so</text:span><text:span text:style-name="T4">lut</text:span><text:span text:style-name="T4">io</text:span><text:span text:style-name="T4">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</text:span><text:span text:style-name="T4">at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method to 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7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most specific 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</text:span><text:span text:style-name="T4">ati</text:span><text:span text:style-name="T4">c </text:span><text:span text:style-name="T4">re</text:span><text:span text:style-name="T4">so</text:span><text:span text:style-name="T4">lut</text:span><text:span text:style-name="T4">io</text:span><text:span text:style-name="T4">n </text:span><text:span text:style-name="T4">in </text:span><text:span text:style-name="T4">ou</text:span><text:span text:style-name="T4">r </text:span><text:span text:style-name="T4">ex</text:span><text:span text:style-name="T4">a</text:span><text:span text:style-name="T4">m</text:span><text:span text:style-name="T4">pl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8">Circle* circle = </text:span><text:span text:style-name="T29">new</text:span><text:span text:style-name="T28"> Circle(</text:span><text:span text:style-name="T30">1</text:span><text:span text:style-name="T28">,</text:span><text:span text:style-name="T30">1</text:span><text:span text:style-name="T28">,</text:span><text:span text:style-name="T30">2</text:span><text:span text:style-name="T28">); </text:span><text:span text:style-name="T28"><text:line-break/></text:span><text:span text:style-name="T28">Square* square = </text:span><text:span text:style-name="T29">new</text:span><text:span text:style-name="T28"> Square(</text:span><text:span text:style-name="T30">2</text:span><text:span text:style-name="T28">,</text:span><text:span text:style-name="T30">2</text:span><text:span text:style-name="T28">,</text:span><text:span text:style-name="T30">1</text:span><text:span text:style-name="T28">); </text:span><text:span text:style-name="T28"><text:line-break/></text:span><text:span text:style-name="T28">Shape* myShapes[</text:span><text:span text:style-name="T30">2</text:span><text:span text:style-name="T28">]; </text:span><text:span text:style-name="T28"><text:line-break/></text:span><text:span text:style-name="T28">myShapes[</text:span><text:span text:style-name="T30">0</text:span><text:span text:style-name="T28">] = circle; </text:span><text:span text:style-name="T28"><text:line-break/></text:span><text:span text:style-name="T28">myShapes[</text:span><text:span text:style-name="T30">1</text:span><text:span text:style-name="T28">] = square; </text:span></text:p>
            <text:p text:style-name="P14"><text:span text:style-name="T28"><text:line-break/></text:span><text:span text:style-name="T28">circle-&gt;draw(); <text:s text:c="5"/></text:span><text:span text:style-name="T31">// Calls Circle::Draw() </text:span><text:span text:style-name="T31"><text:line-break/></text:span><text:span text:style-name="T28">square-&gt;draw(); <text:s text:c="5"/></text:span><text:span text:style-name="T31">// Calls Square::Draw() </text:span><text:span text:style-name="T31"><text:line-break/></text:span><text:span text:style-name="T28">myShapes[</text:span><text:span text:style-name="T30">0</text:span><text:span text:style-name="T28">]-&gt;draw(); </text:span><text:span text:style-name="T31">// Calls Shape::Draw() </text:span><text:span text:style-name="T31"><text:line-break/></text:span><text:span text:style-name="T28">myShapes[</text:span><text:span text:style-name="T30">1</text:span><text:span text:style-name="T28">]-&gt;draw(); </text:span><text:span text:style-name="T31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</text:span><text:span text:style-name="T4">nd</text:span><text:span text:style-name="T4">er</text:span><text:span text:style-name="T4">ne</text:span><text:span text:style-name="T4">at</text:span><text:span text:style-name="T4">h </text:span><text:span text:style-name="T4">th</text:span><text:span text:style-name="T4">e </text:span><text:span text:style-name="T4">H</text:span><text:span text:style-name="T4">oo</text:span><text:span text:style-name="T4">d: </text:span><text:span text:style-name="T4">St</text:span><text:span text:style-name="T4">ati</text:span><text:span text:style-name="T4">c </text:span><text:span text:style-name="T4">R</text:span><text:span text:style-name="T4">es</text:span><text:span text:style-name="T4">ol</text:span><text:span text:style-name="T4">uti</text:span><text:span text:style-name="T4">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1">class</text:span><text:span text:style-name="T22"> Shape </text:span><text:span text:style-name="T22"><text:line-break/></text:span><text:span text:style-name="T22">{ </text:span><text:span text:style-name="T22"><text:line-break/></text:span><text:span text:style-name="T22">   </text:span><text:span text:style-name="T21">double</text:span><text:span text:style-name="T22"> _x; </text:span><text:span text:style-name="T22"><text:line-break/></text:span><text:span text:style-name="T22">   </text:span><text:span text:style-name="T21">int</text:span><text:span text:style-name="T22"> _a; </text:span><text:span text:style-name="T22"><text:line-break/></text:span><text:span text:style-name="T22">};</text:span></text:p>
            <text:p text:style-name="P13"><text:span text:style-name="T22"><text:line-break/></text:span><text:span text:style-name="T21">class</text:span><text:span text:style-name="T22"> Circle: </text:span></text:p>
            <text:p text:style-name="P13"><text:span text:style-name="T22"><text:s text:c="2"/></text:span><text:span text:style-name="T21">public</text:span><text:span text:style-name="T22"> Shape </text:span><text:span text:style-name="T22"><text:line-break/></text:span><text:span text:style-name="T22">{ </text:span><text:span text:style-name="T22"><text:line-break/></text:span><text:span text:style-name="T22">   </text:span><text:span text:style-name="T21">double</text:span><text:span text:style-name="T22"> _z; </text:span><text:span text:style-name="T22"><text:line-break/></text:span><text:span text:style-name="T22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2">Shape</text:span><text:span text:style-name="T16"> s; </text:span><text:span text:style-name="T16"><text:line-break/></text:span><text:span text:style-name="T22">Circle</text:span><text:span text:style-name="T16"> c; </text:span><text:span text:style-name="T16"><text:line-break/></text:span><text:span text:style-name="T16"><text:line-break/></text:span><text:span text:style-name="T16"/></text:p>
            <text:p text:style-name="P14"><text:span text:style-name="T16"><text:line-break/></text:span><text:span text:style-name="T16"/></text:p>
            <text:p text:style-name="P13"><text:span text:style-name="T15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2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2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2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2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2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2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2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2">Shape</text:span><text:span text:style-name="T3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i</text:span><text:span text:style-name="T4">nti</text:span><text:span text:style-name="T4">ng </text:span><text:span text:style-name="T4">to </text:span><text:span text:style-name="T4">an </text:span><text:span text:style-name="T4">In</text:span><text:span text:style-name="T4">he</text:span><text:span text:style-name="T4">rit</text:span><text:span text:style-name="T4">ed </text:span><text:span text:style-name="T4">Cl</text:span><text:span text:style-name="T4">as</text:span><text:span text:style-name="T4">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3">p points to the hidden </text:span></text:p>
            <text:p text:style-name="P14"><text:span text:style-name="T33">“</text:span><text:span text:style-name="T33">Base” field inside d.</text:span><text:span text:style-name="T10"><text:line-break/></text:span><text:span text:style-name="T34">When using </text:span><text:span text:style-name="T35">*p</text:span><text:span text:style-name="T36">, we treat d</text:span><text:span text:style-name="T35"> </text:span><text:span text:style-name="T36">as though it was a Base object.</text:span></text:p>
            <text:p text:style-name="P13"><text:span text:style-name="T37">The compiler cannot know if </text:span><text:span text:style-name="T38">*p </text:span><text:span text:style-name="T37">is from a derived 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2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2">_a</text:span><text:span text:style-name="T32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2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2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2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yn</text:span><text:span text:style-name="T4">a</text:span><text:span text:style-name="T4">mi</text:span><text:span text:style-name="T4">c </text:span><text:span text:style-name="T4">R</text:span><text:span text:style-name="T4">es</text:span><text:span text:style-name="T4">ol</text:span><text:span text:style-name="T4">uti</text:span><text:span text:style-name="T4">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p text:style-name="P13"><text:span text:style-name="T6"><text:s/></text:span><text:span text:style-name="T6">is clearly not what we want to in this example.</text:span></text:p>
            <text:list text:style-name="L4">
              <text:list-item>
                <text:p text:style-name="P17"><text:span text:style-name="T39">Based on the type of the </text:span><text:span text:style-name="T40">variable.</text:span></text:p>
              </text:list-item>
              <text:list-item>
                <text:p text:style-name="P17"><text:span text:style-name="T39">Determined at compile 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p text:style-name="P13"><text:span text:style-name="T6">is more desirable here:</text:span></text:p>
            <text:list text:style-name="L1">
              <text:list-item>
                <text:p text:style-name="P17"><text:span text:style-name="T39">Based on the type of the </text:span><text:span text:style-name="T40">object</text:span></text:p>
              </text:list-item>
              <text:list-item>
                <text:p text:style-name="P17"><text:span text:style-name="T39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</text:span><text:span text:style-name="T4">na</text:span><text:span text:style-name="T4">m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1">The </text:span><text:span text:style-name="T21">virtual</text:span><text:span text:style-name="T22"> </text:span><text:span text:style-name="T41">keyword states that the method can be overridden in a dynamic manner.</text:span></text:p>
            <text:p text:style-name="P13"><text:span text:style-name="T42">class</text:span><text:span text:style-name="T43"> Shape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3"> </text:span><text:span text:style-name="T42">virtual void</text:span><text:span text:style-name="T43"> draw() </text:span><text:span text:style-name="T42">const</text:span><text:span text:style-name="T43"><text:line-break/></text:span><text:span text:style-name="T43"> <text:s text:c="3"/>{cout&lt;&lt;</text:span><text:span text:style-name="T44">'h'</text:span><text:span text:style-name="T43">;}</text:span><text:span text:style-name="T43"><text:line-break/></text:span><text:span text:style-name="T42"> virtual double</text:span><text:span text:style-name="T43"> area() </text:span><text:span text:style-name="T42">const</text:span><text:span text:style-name="T43">; </text:span><text:span text:style-name="T43"><text:line-break/></text:span><text:span text:style-name="T43">}; </text:span></text:p>
            <text:p text:style-name="P13"><text:span text:style-name="T43"><text:line-break/></text:span><text:span text:style-name="T42">class</text:span><text:span text:style-name="T43"> Square: </text:span><text:span text:style-name="T42">public</text:span><text:span text:style-name="T43"> Shape </text:span><text:span text:style-name="T43"><text:line-break/></text:span><text:span text:style-name="T43">{ </text:span><text:span text:style-name="T43"><text:line-break/></text:span><text:span text:style-name="T42">public</text:span><text:span text:style-name="T43">: </text:span><text:span text:style-name="T43"><text:line-break/></text:span><text:span text:style-name="T42"> virtual void</text:span><text:span text:style-name="T43"> draw() </text:span><text:span text:style-name="T42">const</text:span><text:span text:style-name="T43"> </text:span><text:span text:style-name="T43"><text:line-break/></text:span><text:span text:style-name="T43"> <text:s text:c="3"/>{cout&lt;&lt;</text:span><text:span text:style-name="T44">'q'</text:span><text:span text:style-name="T43">;}</text:span></text:p>
            <text:p text:style-name="P13"><text:span text:style-name="T42"><text:s/></text:span><text:span text:style-name="T42">virtual double</text:span><text:span text:style-name="T43"> area() </text:span><text:span text:style-name="T42">const</text:span><text:span text:style-name="T43">; </text:span><text:span text:style-name="T43"><text:line-break/></text:span><text:span text:style-name="T43">}; </text:span></text:p>
            <text:p text:style-name="P13"><text:span text:style-name="T43"><text:line-break/></text:span><text:span text:style-name="T43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2">clas</text:span><text:span text:style-name="T42">s</text:span><text:span text:style-name="T43"> </text:span><text:span text:style-name="T43">Circ</text:span><text:span text:style-name="T43">le: </text:span><text:span text:style-name="T42">publ</text:span><text:span text:style-name="T42">ic</text:span><text:span text:style-name="T43"> </text:span><text:span text:style-name="T43">Shap</text:span><text:span text:style-name="T43">e </text:span><text:span text:style-name="T43"><text:line-break/></text:span><text:span text:style-name="T43">{ </text:span><text:span text:style-name="T43"><text:line-break/></text:span><text:span text:style-name="T42">publ</text:span><text:span text:style-name="T42">ic</text:span><text:span text:style-name="T43">: </text:span><text:span text:style-name="T43"><text:line-break/></text:span><text:span text:style-name="T42"> </text:span><text:span text:style-name="T42">void</text:span><text:span text:style-name="T43"> </text:span><text:span text:style-name="T43">draw</text:span><text:span text:style-name="T43">() </text:span><text:span text:style-name="T42">cons</text:span><text:span text:style-name="T42">t</text:span><text:span text:style-name="T43"> </text:span><text:span text:style-name="T43"><text:line-break/></text:span><text:span text:style-name="T43"> <text:s text:c="3"/></text:span><text:span text:style-name="T43">{cou</text:span><text:span text:style-name="T43">t&lt;&lt;</text:span><text:span text:style-name="T44">'</text:span><text:span text:style-name="T44">c'</text:span><text:span text:style-name="T43">;}</text:span><text:span text:style-name="T43"><text:line-break/></text:span><text:span text:style-name="T42"> </text:span><text:span text:style-name="T42">doub</text:span><text:span text:style-name="T42">le</text:span><text:span text:style-name="T43"> </text:span><text:span text:style-name="T43">area</text:span><text:span text:style-name="T43">() </text:span><text:span text:style-name="T42">cons</text:span><text:span text:style-name="T42">t</text:span><text:span text:style-name="T43">; </text:span><text:span text:style-name="T43"><text:line-break/></text:span><text:span text:style-name="T43">}; </text:span><text:span text:style-name="T43"><text:line-break/></text:span><text:span text:style-name="T4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</text:span><text:span text:style-name="T4">na</text:span><text:span text:style-name="T4">m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4"><text:span text:style-name="T10">Shape* s=</text:span><text:span text:style-name="T14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5">Base </text:span><text:span text:style-name="T26">defines a </text:span><text:span text:style-name="T45">virtual</text:span><text:span text:style-name="T46"> method </text:span><text:span text:style-name="T25">foo() <text:s/></text:span></text:p>
            <text:p text:style-name="P13"><text:span text:style-name="T26">The resolution of</text:span><text:span text:style-name="T25"> foo() </text:span><text:span text:style-name="T26">is dynamic in </text:span><text:span text:style-name="T47">all </text:span><text:span text:style-name="T26">subclasses of </text:span><text:span text:style-name="T25">Base.</text:span></text:p>
            <text:list text:style-name="L5">
              <text:list-item>
                <text:list>
                  <text:list-item>
                    <text:p text:style-name="P16"><text:span text:style-name="T26">If the subclass </text:span><text:span text:style-name="T25">Derived</text:span><text:span text:style-name="T26"> overrides </text:span><text:span text:style-name="T25">foo(), </text:span><text:span text:style-name="T26">then </text:span><text:span text:style-name="T25">Derived::foo() </text:span><text:span text:style-name="T26">is called</text:span></text:p>
                  </text:list-item>
                  <text:list-item>
                    <text:p text:style-name="P16"><text:span text:style-name="T26">If not, </text:span><text:span text:style-name="T25">Base::foo() </text:span><text:span text:style-name="T26">is called </text:span><text:span text:style-name="T26"><text:line-break/></text:span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</text:span><text:span text:style-name="T4">ith </text:span><text:span text:style-name="T4">re</text:span><text:span text:style-name="T4">fe</text:span><text:span text:style-name="T4">re</text:span><text:span text:style-name="T4">nc</text:span><text:span text:style-name="T4">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8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8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4.477cm" svg:x="13.97cm" svg:y="2.328cm">
          <text:p text:style-name="P19"><text:span text:style-name="T49">int</text:span><text:span text:style-name="T50"> main() </text:span><text:span text:style-name="T50"><text:line-break/></text:span><text:span text:style-name="T50">{ </text:span></text:p>
          <text:p text:style-name="P19"><text:span text:style-name="T50"><text:s text:c="3"/></text:span><text:span text:style-name="T50">Derived d; </text:span></text:p>
          <text:p text:style-name="P19"><text:span text:style-name="T50"/></text:p>
          <text:p text:style-name="P19"><text:span text:style-name="T50"><text:s text:c="3"/></text:span><text:span text:style-name="T50">Base b = d; <text:s/></text:span><text:span text:style-name="T50"><text:line-break/></text:span><text:span text:style-name="T50">   b.f(); </text:span><text:span text:style-name="T51">//B</text:span><text:span text:style-name="T50"><text:line-break/></text:span><text:span text:style-name="T50">   </text:span></text:p>
          <text:p text:style-name="P19"><text:span text:style-name="T50"><text:s text:c="3"/></text:span><text:span text:style-name="T50">Base&amp; bref= d; </text:span><text:span text:style-name="T50"><text:line-break/></text:span><text:span text:style-name="T50">   bref.f(); </text:span><text:span text:style-name="T51">//D</text:span></text:p>
          <text:p text:style-name="P19"><text:span text:style-name="T51"/></text:p>
          <text:p text:style-name="P19"><text:span text:style-name="T52"><text:s text:c="3"/></text:span><text:span text:style-name="T52">Base b1;</text:span><text:span text:style-name="T51"><text:line-break/></text:span><text:span text:style-name="T50"> <text:s text:c="2"/>// Derived d1 = b1;</text:span></text:p>
          <text:p text:style-name="P19"><text:span text:style-name="T50"><text:s text:c="3"/></text:span><text:span text:style-name="T50">// won’t compile</text:span></text:p>
          <text:p text:style-name="P19"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s</text:span><text:span text:style-name="T4">e </text:span><text:span text:style-name="T4">fu</text:span><text:span text:style-name="T4">nc</text:span><text:span text:style-name="T4">tio</text:span><text:span text:style-name="T4">n </text:span><text:span text:style-name="T4">th</text:span><text:span text:style-name="T4">at </text:span><text:span text:style-name="T4">ca</text:span><text:span text:style-name="T4">lls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3">struct</text:span><text:span text:style-name="T17"> Base {</text:span></text:p>
            <text:p text:style-name="P13"><text:span text:style-name="T17"><text:s text:c="2"/></text:span><text:span text:style-name="T20">virtual</text:span><text:span text:style-name="T17"> </text:span><text:span text:style-name="T20">void</text:span><text:span text:style-name="T17"> f() { cout&lt;&lt; </text:span><text:span text:style-name="T54">"Base f()" </text:span><text:span text:style-name="T17">&lt;&lt;endl; }</text:span></text:p>
            <text:p text:style-name="P13"><text:span text:style-name="T17"><text:s text:c="10"/></text:span><text:span text:style-name="T20">void</text:span><text:span text:style-name="T17"> g() { f(); }</text:span></text:p>
            <text:p text:style-name="P13"><text:span text:style-name="T17">};</text:span></text:p>
            <text:p text:style-name="P13"><text:span text:style-name="T17"/></text:p>
            <text:p text:style-name="P13"><text:span text:style-name="T20">struct</text:span><text:span text:style-name="T17"> Derived : </text:span><text:span text:style-name="T20">public</text:span><text:span text:style-name="T17"> Base {</text:span></text:p>
            <text:p text:style-name="P13"><text:span text:style-name="T17"><text:s text:c="2"/></text:span><text:span text:style-name="T20">void </text:span><text:span text:style-name="T17">f() { cout&lt;&lt;</text:span><text:span text:style-name="T54"> “Derived f()"</text:span><text:span text:style-name="T17"> &lt;&lt;endl; }</text:span></text:p>
            <text:p text:style-name="P13"><text:span text:style-name="T17">};</text:span></text:p>
            <text:p text:style-name="P13"><text:span text:style-name="T17"/></text:p>
            <text:p text:style-name="P13"><text:span text:style-name="T20">int</text:span><text:span text:style-name="T17"> main(){</text:span></text:p>
            <text:p text:style-name="P13"><text:span text:style-name="T17"><text:s text:c="2"/></text:span><text:span text:style-name="T17">Derived d;</text:span></text:p>
            <text:p text:style-name="P13"><text:span text:style-name="T17"><text:s text:c="2"/></text:span><text:span text:style-name="T17">d.g() </text:span></text:p>
            <text:p text:style-name="P13"><text:span text:style-name="T17"/></text:p>
            <text:p text:style-name="P13"><text:span text:style-name="T18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s</text:span><text:span text:style-name="T4">e </text:span><text:span text:style-name="T4">fu</text:span><text:span text:style-name="T4">nc</text:span><text:span text:style-name="T4">tio</text:span><text:span text:style-name="T4">n </text:span><text:span text:style-name="T4">th</text:span><text:span text:style-name="T4">at </text:span><text:span text:style-name="T4">ca</text:span><text:span text:style-name="T4">lls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3">struct</text:span><text:span text:style-name="T17"> Base {</text:span></text:p>
            <text:p text:style-name="P13"><text:span text:style-name="T17"><text:s text:c="2"/></text:span><text:span text:style-name="T20">virtual</text:span><text:span text:style-name="T17"> </text:span><text:span text:style-name="T20">void</text:span><text:span text:style-name="T17"> f() { cout&lt;&lt; </text:span><text:span text:style-name="T54">"Base f()" </text:span><text:span text:style-name="T17">&lt;&lt;endl; }</text:span></text:p>
            <text:p text:style-name="P13"><text:span text:style-name="T17"><text:s text:c="10"/></text:span><text:span text:style-name="T20">void</text:span><text:span text:style-name="T17"> g(</text:span><text:span text:style-name="T55">Base* this</text:span><text:span text:style-name="T17">) {</text:span><text:span text:style-name="T55">this-&gt;</text:span><text:span text:style-name="T17">f(); }</text:span></text:p>
            <text:p text:style-name="P13"><text:span text:style-name="T17">};</text:span></text:p>
            <text:p text:style-name="P13"><text:span text:style-name="T17"/></text:p>
            <text:p text:style-name="P13"><text:span text:style-name="T20">struct</text:span><text:span text:style-name="T17"> Derived : </text:span><text:span text:style-name="T20">public</text:span><text:span text:style-name="T17"> Base {</text:span></text:p>
            <text:p text:style-name="P13"><text:span text:style-name="T17"><text:s text:c="2"/></text:span><text:span text:style-name="T20">void </text:span><text:span text:style-name="T17">f() { cout&lt;&lt;</text:span><text:span text:style-name="T54"> “Derived f()"</text:span><text:span text:style-name="T17"> &lt;&lt;endl; }</text:span></text:p>
            <text:p text:style-name="P13"><text:span text:style-name="T17">};</text:span></text:p>
            <text:p text:style-name="P13"><text:span text:style-name="T17"/></text:p>
            <text:p text:style-name="P13"><text:span text:style-name="T20">int</text:span><text:span text:style-name="T17"> main(){</text:span></text:p>
            <text:p text:style-name="P13"><text:span text:style-name="T17"><text:s text:c="2"/></text:span><text:span text:style-name="T17">Derived d;</text:span></text:p>
            <text:p text:style-name="P13"><text:span text:style-name="T17"><text:s text:c="2"/></text:span><text:span text:style-name="T55">Base::</text:span><text:span text:style-name="T17">g(</text:span><text:span text:style-name="T55">&amp;d</text:span><text:span text:style-name="T17">) </text:span></text:p>
            <text:p text:style-name="P13"><text:span text:style-name="T17">}</text:span></text:p>
            <text:p text:style-name="P13"><text:span text:style-name="T18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co</text:span><text:span text:style-name="T4">ns</text:span><text:span text:style-name="T4">tr</text:span><text:span text:style-name="T4">uc</text:span><text:span text:style-name="T4">t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1">struct</text:span><text:span text:style-name="T17"> Base {</text:span></text:p>
            <text:p text:style-name="P13"><text:span text:style-name="T17"><text:s text:c="2"/></text:span><text:span text:style-name="T17">Base() { f(); }</text:span></text:p>
            <text:p text:style-name="P13"><text:span text:style-name="T17"><text:s text:c="2"/></text:span><text:span text:style-name="T56">virtual void </text:span><text:span text:style-name="T17">f(){ cout&lt;&lt;“Base”&lt;&lt;endl;}</text:span></text:p>
            <text:p text:style-name="P13"><text:span text:style-name="T17">};</text:span></text:p>
            <text:p text:style-name="P13"><text:span text:style-name="T56">struct</text:span><text:span text:style-name="T17"> Derived: </text:span><text:span text:style-name="T56">public</text:span><text:span text:style-name="T17"> Base {</text:span></text:p>
            <text:p text:style-name="P13"><text:span text:style-name="T17"><text:s text:c="2"/></text:span><text:span text:style-name="T56">virtual void </text:span><text:span text:style-name="T17">f(){ cout&lt;&lt;“Derived”&lt;&lt;endl;}</text:span></text:p>
            <text:p text:style-name="P13"><text:span text:style-name="T17">};</text:span></text:p>
            <text:p text:style-name="P13"><text:span text:style-name="T56">int</text:span><text:span text:style-name="T17"> main(){</text:span></text:p>
            <text:p text:style-name="P13"><text:span text:style-name="T17"><text:s text:c="2"/></text:span><text:span text:style-name="T17">Derived d; </text:span><text:span text:style-name="T57">// would print “Base”</text:span></text:p>
            <text:p text:style-name="P13"><text:span text:style-name="T57">}</text:span></text:p>
            <text:p text:style-name="P13"><text:span text:style-name="T58">Why? Because when Base() is called, Derived is not constructed yet! <text:s text:c="3"/></text:span><text:span text:style-name="T59"><text:a xlink:href="https://stackoverflow.com/q/962132/827927" xlink:type="simple">https://stackoverflow.com/q/962132/827927</text:a></text:span><text:span text:style-name="T59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de</text:span><text:span text:style-name="T4">str</text:span><text:span text:style-name="T4">uc</text:span><text:span text:style-name="T4">t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1">struct</text:span><text:span text:style-name="T17"> Base {</text:span></text:p>
            <text:p text:style-name="P13"><text:span text:style-name="T17"><text:s text:c="2"/></text:span><text:span text:style-name="T17">~Base() { f(); }</text:span></text:p>
            <text:p text:style-name="P13"><text:span text:style-name="T17"><text:s text:c="2"/></text:span><text:span text:style-name="T56">virtual void </text:span><text:span text:style-name="T17">f() { cout&lt;&lt;“Base”&lt;&lt;endl;}</text:span></text:p>
            <text:p text:style-name="P13"><text:span text:style-name="T17">};</text:span></text:p>
            <text:p text:style-name="P13"><text:span text:style-name="T56">struct</text:span><text:span text:style-name="T17"> Derived: </text:span><text:span text:style-name="T56">public</text:span><text:span text:style-name="T17"> Base {</text:span></text:p>
            <text:p text:style-name="P13"><text:span text:style-name="T17"><text:s text:c="2"/></text:span><text:span text:style-name="T56">virtual void </text:span><text:span text:style-name="T17">f() { cout&lt;&lt;“Derived”&lt;&lt;endl;}</text:span></text:p>
            <text:p text:style-name="P13"><text:span text:style-name="T17">};</text:span></text:p>
            <text:p text:style-name="P13"><text:span text:style-name="T56">int</text:span><text:span text:style-name="T17"> main(){</text:span></text:p>
            <text:p text:style-name="P13"><text:span text:style-name="T17"><text:s text:c="2"/></text:span><text:span text:style-name="T17">Derived d; </text:span><text:span text:style-name="T57">// would print “Base”</text:span></text:p>
            <text:p text:style-name="P13"><text:span text:style-name="T57">}</text:span></text:p>
            <text:p text:style-name="P13"><text:span text:style-name="T58">Why? Because when ~Base() is called, Derived is already destructed! <text:s text:c="3"/></text:span><text:span text:style-name="T59"><text:a xlink:href="https://stackoverflow.com/q/962132/827927" xlink:type="simple">https://stackoverflow.com/q/962132/827927</text:a></text:span></text:p>
            <text:p text:style-name="P13"><text:span text:style-name="T17"/></text:p>
            <text:p text:style-name="P13"><text:span text:style-name="T60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l</text:span><text:span text:style-name="T4">y</text:span><text:span text:style-name="T4">m</text:span><text:span text:style-name="T4">or</text:span><text:span text:style-name="T4">ph</text:span><text:span text:style-name="T4">is</text:span><text:span text:style-name="T4">m </text:span><text:span text:style-name="T4">rul</text:span><text:span text:style-name="T4">es</text:span><text:span text:style-name="T4">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5"><text:span text:style-name="T6">When calling a method, polymorphism will take place if:</text:span></text:p>
            <text:list text:style-name="L6">
              <text:list-item>
                <text:list>
                  <text:list-item>
                    <text:p text:style-name="P26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26"><text:span text:style-name="T6"><text:s/></text:span><text:span text:style-name="T6">The method must be virtual.</text:span></text:p>
                  </text:list-item>
                  <text:list-item>
                    <text:p text:style-name="P26"><text:span text:style-name="T6"><text:s/></text:span><text:span text:style-name="T6">We are not in ctor / dtor</text:span></text:p>
                  </text:list-item>
                  <text:list-item>
                    <text:p text:style-name="P26"><text:span text:style-name="T6"><text:s/></text:span><text:span text:style-name="T6">The derived class must override the base method with exactly the same signature </text:span><text:span text:style-name="T6"><text:line-break/></text:span><text:span text:style-name="T41">(C++11 put </text:span><text:span text:style-name="T61">override</text:span><text:span text:style-name="T41"> between () and { } to check that the method really overrides in 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 </text:span><text:span text:style-name="T4">(u</text:span><text:span text:style-name="T4">nd</text:span><text:span text:style-name="T4">er </text:span><text:span text:style-name="T4">th</text:span><text:span text:style-name="T4">e </text:span><text:span text:style-name="T4">ho</text:span><text:span text:style-name="T4">od</text:span><text:span text:style-name="T4">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6"><text:span text:style-name="T39">If </text:span><text:span text:style-name="T62">foo()</text:span><text:span text:style-name="T63"> is a virtual method, then each object has a pointer to the implementation of </text:span><text:span text:style-name="T62">foo() </text:span><text:span text:style-name="T63">that it uses</text:span></text:p>
                  </text:list-item>
                  <text:list-item>
                    <text:p text:style-name="P16"><text:span text:style-name="T63">Can be implemented by using array of pointers to functions <text:s/></text:span></text:p>
                  </text:list-item>
                </text:list>
              </text:list-item>
            </text:list>
            <text:p text:style-name="P13"><text:span text:style-name="T26">Cost: </text:span></text:p>
            <text:list text:continue-numbering="true" text:style-name="L5">
              <text:list-item>
                <text:list>
                  <text:list-item>
                    <text:p text:style-name="P16"><text:span text:style-name="T63">Each virtual method 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4">Large number of virtual methods </text:span></text:p>
                      </text:list-item>
                      <text:list-item>
                        <text:p text:style-name="P16"><text:span text:style-name="T64"><text:tab/></text:span><text:span text:style-name="T65"></text:span><text:span text:style-name="T64"> </text:span><text:span text:style-name="T64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6"><text:span text:style-name="T39">Each object has a </text:span><text:span text:style-name="T66">single </text:span><text:span text:style-name="T39">pointer to an array of function pointers</text:span></text:p>
                  </text:list-item>
                  <text:list-item>
                    <text:p text:style-name="P16"><text:span text:style-name="T39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39">For each class, we store one table</text:span></text:p>
                  </text:list-item>
                  <text:list-item>
                    <text:p text:style-name="P16"><text:span text:style-name="T39">Each object contains one field that points to the 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9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8" draw:layer="layout" svg:width="8.779cm" svg:height="17.191cm" svg:x="0.71cm" svg:y="0.984cm">
          <text:p text:style-name="P19"><text:span text:style-name="T67">class</text:span><text:span text:style-name="T68"> A </text:span><text:span text:style-name="T68"><text:line-break/></text:span><text:span text:style-name="T68">{ </text:span><text:span text:style-name="T67">public</text:span><text:span text:style-name="T68">: </text:span><text:span text:style-name="T68"><text:line-break/></text:span><text:span text:style-name="T68">   </text:span><text:span text:style-name="T67">virtual</text:span><text:span text:style-name="T68"> </text:span><text:span text:style-name="T67">void</text:span><text:span text:style-name="T68"> f1();    </text:span><text:span text:style-name="T67">virtual</text:span><text:span text:style-name="T68"> </text:span><text:span text:style-name="T67">void</text:span><text:span text:style-name="T68"> f2();    </text:span><text:span text:style-name="T67">int</text:span><text:span text:style-name="T68"> _a; </text:span><text:span text:style-name="T68"><text:line-break/></text:span><text:span text:style-name="T68">}; </text:span></text:p>
          <text:p text:style-name="P19"><text:span text:style-name="T68"><text:line-break/></text:span><text:span text:style-name="T67">class</text:span><text:span text:style-name="T68"> B: </text:span><text:span text:style-name="T67">public</text:span><text:span text:style-name="T68"> A </text:span><text:span text:style-name="T68"><text:line-break/></text:span><text:span text:style-name="T68">{ </text:span><text:span text:style-name="T67">public</text:span><text:span text:style-name="T68">: </text:span><text:span text:style-name="T68"><text:line-break/></text:span><text:span text:style-name="T68"> <text:s/></text:span><text:span text:style-name="T67"><text:s/>void</text:span><text:span text:style-name="T68"> f1(); </text:span></text:p>
          <text:p text:style-name="P19"><text:span text:style-name="T68"><text:s text:c="3"/></text:span><text:span text:style-name="T67">virtual void</text:span><text:span text:style-name="T68"> f3();</text:span></text:p>
          <text:p text:style-name="P19"><text:span text:style-name="T68"><text:s text:c="3"/></text:span><text:span text:style-name="T67">void</text:span><text:span text:style-name="T68"> f4(); </text:span><text:span text:style-name="T68"><text:line-break/></text:span><text:span text:style-name="T68">   </text:span><text:span text:style-name="T67">int</text:span><text:span text:style-name="T68"> _b; </text:span><text:span text:style-name="T68"><text:line-break/></text:span><text:span text:style-name="T68">}; </text:span></text:p>
          <text:p text:style-name="P19"><text:span text:style-name="T68"><text:line-break/></text:span><text:span text:style-name="T68">A* a1= new A;</text:span></text:p>
          <text:p text:style-name="P19"><text:span text:style-name="T68">A* a2= new A;</text:span><text:span text:style-name="T68"><text:line-break/></text:span><text:span text:style-name="T68">A* a3= new B;</text:span></text:p>
          <text:p text:style-name="P19"><text:span text:style-name="T68">a1→f1();</text:span></text:p>
          <text:p text:style-name="P19"><text:span text:style-name="T68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8" draw:layer="layout" svg:width="4.444cm" svg:height="3.299cm" svg:x="20.457cm" svg:y="3.81cm">
          <text:p text:style-name="P19"><text:span text:style-name="T69">void A::f1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8" draw:layer="layout" svg:width="4.444cm" svg:height="3.299cm" svg:x="20.457cm" svg:y="7.567cm">
          <text:p text:style-name="P19"><text:span text:style-name="T69">void A::f2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4.444cm" svg:height="3.299cm" svg:x="20.457cm" svg:y="11.324cm">
          <text:p text:style-name="P19"><text:span text:style-name="T69">void B::f1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45cm" svg:height="1.098cm" svg:x="16.441cm" svg:y="6.853cm">
          <text:p text:style-name="P21"><text:span text:style-name="T71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7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71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71">_</text:span><text:span text:style-name="T7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71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71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8" draw:layer="layout" svg:width="4.444cm" svg:height="3.299cm" svg:x="20.457cm" svg:y="15.081cm">
          <text:p text:style-name="P19"><text:span text:style-name="T69">void B::f3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7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7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71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7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7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20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0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89cm" svg:x="0.71cm" svg:y="0.984cm">
          <text:p text:style-name="P19"><text:span text:style-name="T67">class</text:span><text:span text:style-name="T68"> A </text:span><text:span text:style-name="T68"><text:line-break/></text:span><text:span text:style-name="T68">{ </text:span><text:span text:style-name="T67">public</text:span><text:span text:style-name="T68">: </text:span><text:span text:style-name="T68"><text:line-break/></text:span><text:span text:style-name="T68">   </text:span><text:span text:style-name="T67">virtual</text:span><text:span text:style-name="T68"> </text:span><text:span text:style-name="T67">void</text:span><text:span text:style-name="T68"> f1();    </text:span><text:span text:style-name="T67">virtual</text:span><text:span text:style-name="T68"> </text:span><text:span text:style-name="T67">void</text:span><text:span text:style-name="T68"> f2();    </text:span><text:span text:style-name="T67">int</text:span><text:span text:style-name="T68"> _a; </text:span><text:span text:style-name="T68"><text:line-break/></text:span><text:span text:style-name="T68">}; </text:span></text:p>
          <text:p text:style-name="P19"><text:span text:style-name="T68"><text:line-break/></text:span><text:span text:style-name="T67">class</text:span><text:span text:style-name="T68"> B: </text:span><text:span text:style-name="T67">public</text:span><text:span text:style-name="T68"> A </text:span><text:span text:style-name="T68"><text:line-break/></text:span><text:span text:style-name="T68">{ </text:span><text:span text:style-name="T67">public</text:span><text:span text:style-name="T68">: </text:span><text:span text:style-name="T68"><text:line-break/></text:span><text:span text:style-name="T68">   </text:span><text:span text:style-name="T67">virtual</text:span><text:span text:style-name="T68"> </text:span><text:span text:style-name="T67">void</text:span><text:span text:style-name="T68"> f1();    </text:span><text:span text:style-name="T67">virtual</text:span><text:span text:style-name="T68"> </text:span><text:span text:style-name="T67">void</text:span><text:span text:style-name="T68"> f3();    </text:span><text:span text:style-name="T67">void</text:span><text:span text:style-name="T68"> f4(); </text:span><text:span text:style-name="T68"><text:line-break/></text:span><text:span text:style-name="T68">   </text:span><text:span text:style-name="T67">int</text:span><text:span text:style-name="T68"> _b; </text:span><text:span text:style-name="T68"><text:line-break/></text:span><text:span text:style-name="T68">}; </text:span><text:span text:style-name="T68"><text:line-break/></text:span><text:span text:style-name="T68"><text:line-break/></text:span><text:span text:style-name="T68">A* a1= new A;</text:span></text:p>
          <text:p text:style-name="P19"><text:span text:style-name="T68">A* a2= new A; </text:span><text:span text:style-name="T68"><text:line-break/></text:span><text:span text:style-name="T68">A* a3= new B; <text:s/></text:span></text:p>
          <text:p text:style-name="P19"><text:span text:style-name="T68">a3→f3(); // comp.err.</text:span></text:p>
          <text:p text:style-name="P19"><text:span text:style-name="T68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9">void A::f1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9">void A::f2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9">void B::f1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2.45cm" svg:height="1.098cm" svg:x="16.441cm" svg:y="6.853cm">
          <text:p text:style-name="P21"><text:span text:style-name="T71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0" draw:layer="layout" svg:width="0.969cm" svg:height="1.267cm" svg:x="16.46cm" svg:y="8.123cm">
          <text:p text:style-name="P21"><text:span text:style-name="T72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0" draw:layer="layout" svg:width="0.969cm" svg:height="1.267cm" svg:x="16.398cm" svg:y="11.95cm">
          <text:p text:style-name="P21"><text:span text:style-name="T72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1" draw:layer="layout" svg:width="3.386cm" svg:height="1.009cm" svg:x="11.492cm" svg:y="7.505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0" draw:layer="layout" svg:width="3.386cm" svg:height="1.009cm" svg:x="11.492cm" svg:y="8.515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1" draw:layer="layout" svg:width="2.576cm" svg:height="1.61cm" svg:x="9.326cm" svg:y="7.21cm">
            <text:p text:style-name="P19"><text:span text:style-name="T71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1" draw:layer="layout" svg:width="3.386cm" svg:height="1.009cm" svg:x="11.492cm" svg:y="13.057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0" draw:layer="layout" svg:width="3.386cm" svg:height="1.009cm" svg:x="11.492cm" svg:y="14.067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0" draw:layer="layout" svg:width="3.386cm" svg:height="1.009cm" svg:x="11.492cm" svg:y="15.077cm">
              <text:p text:style-name="P21"><text:span text:style-name="T71">_</text:span><text:span text:style-name="T71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1" draw:layer="layout" svg:width="2.576cm" svg:height="1.61cm" svg:x="9.33cm" svg:y="12.762cm">
            <text:p text:style-name="P19"><text:span text:style-name="T71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1" draw:layer="layout" svg:width="3.386cm" svg:height="1.009cm" svg:x="11.492cm" svg:y="10.279cm">
              <text:p text:style-name="P19"><text:span text:style-name="T71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0" draw:layer="layout" svg:width="3.386cm" svg:height="1.009cm" svg:x="11.492cm" svg:y="11.289cm">
              <text:p text:style-name="P21"><text:span text:style-name="T71">_</text:span><text:span text:style-name="T71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1" draw:layer="layout" svg:width="2.576cm" svg:height="1.61cm" svg:x="9.326cm" svg:y="9.984cm">
            <text:p text:style-name="P19"><text:span text:style-name="T71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9">void B::f3</text:span></text:p>
          <text:p text:style-name="P21"><text:span text:style-name="T69">{ </text:span></text:p>
          <text:p text:style-name="P21"><text:span text:style-name="T69"><text:s/></text:span><text:span text:style-name="T70">//...</text:span></text:p>
          <text:p text:style-name="P21"><text:span text:style-name="T69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0" draw:layer="layout" svg:width="2.116cm" svg:height="1.009cm" svg:x="16.642cm" svg:y="13.07cm">
            <text:p text:style-name="P21"><text:span text:style-name="T7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0" draw:layer="layout" svg:width="2.116cm" svg:height="1.009cm" svg:x="16.642cm" svg:y="14.08cm">
            <text:p text:style-name="P21"><text:span text:style-name="T7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0" draw:layer="layout" svg:width="2.116cm" svg:height="1.009cm" svg:x="16.642cm" svg:y="15.09cm">
            <text:p text:style-name="P21"><text:span text:style-name="T71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0" draw:layer="layout" svg:width="2.116cm" svg:height="1.009cm" svg:x="16.642cm" svg:y="9.393cm">
            <text:p text:style-name="P21"><text:span text:style-name="T71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0" draw:layer="layout" svg:width="2.116cm" svg:height="1.009cm" svg:x="16.642cm" svg:y="10.403cm">
            <text:p text:style-name="P21"><text:span text:style-name="T71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2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2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Fu</text:span><text:span text:style-name="T4">nc</text:span><text:span text:style-name="T4">tio</text:span><text:span text:style-name="T4">ns </text:span><text:span text:style-name="T4">- </text:span><text:span text:style-name="T4">de</text:span><text:span text:style-name="T4">m</text:span><text:span text:style-name="T4">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4" draw:layer="layout" svg:width="9.468cm" svg:height="15.874cm" svg:x="14.986cm" svg:y="4.262cm">
          <text:p text:style-name="P33"><text:span text:style-name="T73">class Base {</text:span></text:p>
          <text:p text:style-name="P33"><text:span text:style-name="T73"><text:s text:c="4"/></text:span><text:span text:style-name="T73">public:</text:span></text:p>
          <text:p text:style-name="P33"><text:span text:style-name="T73"><text:tab/></text:span><text:span text:style-name="T73">int x, y;</text:span></text:p>
          <text:p text:style-name="P33"><text:span text:style-name="T73"><text:tab/></text:span><text:span text:style-name="T73">int f() { return 111; }</text:span></text:p>
          <text:p text:style-name="P33"><text:span text:style-name="T73"><text:s text:c="4"/></text:span><text:span text:style-name="T73">virtual int g() { return 222; }</text:span></text:p>
          <text:p text:style-name="P33"><text:span text:style-name="T73"><text:s text:c="4"/></text:span><text:span text:style-name="T73">virtual int h() { return 333;}</text:span></text:p>
          <text:p text:style-name="P33"><text:span text:style-name="T73">};</text:span></text:p>
          <text:p text:style-name="P33"><text:span text:style-name="T73"/></text:p>
          <text:p text:style-name="P33"><text:span text:style-name="T73">class Derived: public Base {</text:span></text:p>
          <text:p text:style-name="P33"><text:span text:style-name="T73"><text:s text:c="4"/></text:span><text:span text:style-name="T73">int g() { return 444; }</text:span></text:p>
          <text:p text:style-name="P33"><text:span text:style-name="T73">};</text:span></text:p>
          <text:p text:style-name="P33"><text:span text:style-name="T73"/></text:p>
          <text:p text:style-name="P33"><text:span text:style-name="T73">int main() {</text:span></text:p>
          <text:p text:style-name="P33"><text:span text:style-name="T73"><text:s text:c="4"/></text:span><text:span text:style-name="T73">Base* p = new Derived;</text:span></text:p>
          <text:p text:style-name="P33"><text:span text:style-name="T73"><text:s text:c="4"/></text:span><text:span text:style-name="T73">p-&gt;f();</text:span></text:p>
          <text:p text:style-name="P33"><text:span text:style-name="T73"><text:s text:c="4"/></text:span><text:span text:style-name="T73">p-&gt;g();</text:span></text:p>
          <text:p text:style-name="P33"><text:span text:style-name="T73"><text:s text:c="4"/></text:span><text:span text:style-name="T73">p-&gt;h();</text:span></text:p>
          <text:p text:style-name="P33"><text:span text:style-name="T73"><text:tab/></text:span><text:span text:style-name="T73">return 0;</text:span></text:p>
          <text:p text:style-name="P33"><text:span text:style-name="T73">}</text:span></text:p>
          <text:p text:style-name="P33"><text:span text:style-name="T7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5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31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ct</text:span><text:span text:style-name="T4">or</text:span><text:span text:style-name="T4">/dt</text:span><text:span text:style-name="T4">or </text:span><text:span text:style-name="T4">ex</text:span><text:span text:style-name="T4">pl</text:span><text:span text:style-name="T4">ai</text:span><text:span text:style-name="T4">ne</text:span><text:span text:style-name="T4">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6" draw:layer="layout" svg:width="23.706cm" svg:height="15.874cm" svg:x="0.748cm" svg:y="4.262cm">
          <text:list text:style-name="L8">
            <text:list-item>
              <text:list>
                <text:list-item>
                  <text:p text:style-name="P33"><text:span text:style-name="T6">When the code to the ctor/dtor is generated, it is generated to its class and not for a different class.</text:span></text:p>
                </text:list-item>
                <text:list-item>
                  <text:p text:style-name="P33"><text:span text:style-name="T6">Thus, the vptr will be to the vtable of the same clas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2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– </text:span><text:span text:style-name="T4">co</text:span><text:span text:style-name="T4">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6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3"><text:span text:style-name="T12">Time</text:span><text:span text:style-name="T6">: Calling a virtual method is more expensive 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3"><text:span text:style-name="T6">Two pointers are “chased” to get to the address of the function</text:span></text:p>
                      </text:list-item>
                      <text:list-item>
                        <text:p text:style-name="P33"><text:span text:style-name="T6">No inlining</text:span></text:p>
                      </text:list-item>
                    </text:list>
                  </text:list-item>
                  <text:list-item>
                    <text:p text:style-name="P37"><text:span text:style-name="T12">Memory</text:span><text:span text:style-name="T6">: objects with virtual methods have an additional fields (about 8 bytes).</text:span></text:p>
                  </text:list-item>
                  <text:list-item>
                    <text:p text:style-name="P37"><text:span text:style-name="T12">Conclusion</text:span><text:span text:style-name="T6">: Declare a function “virtual” 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3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1">class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Base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 : </text:span><text:span text:style-name="T21">public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Derived(); </text:span><text:span text:style-name="T22"><text:line-break/></text:span><text:span text:style-name="T22">}; </text:span><text:span text:style-name="T22"><text:line-break/></text:span><text:span text:style-name="T22">Base *p = </text:span><text:span text:style-name="T21">new</text:span><text:span text:style-name="T22"> Derived; </text:span><text:span text:style-name="T22"><text:line-break/></text:span><text:span text:style-name="T21">delete</text:span><text:span text:style-name="T22"> p; </text:span><text:span text:style-name="T22"><text:line-break/></text:span><text:span text:style-name="T41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21">class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Base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 : </text:span><text:span text:style-name="T21">public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Derived(); </text:span><text:span text:style-name="T22"><text:line-break/></text:span><text:span text:style-name="T22">}; </text:span><text:span text:style-name="T22"><text:line-break/></text:span><text:span text:style-name="T22">Base *p = </text:span><text:span text:style-name="T21">new</text:span><text:span text:style-name="T22"> Derived; </text:span><text:span text:style-name="T22"><text:line-break/></text:span><text:span text:style-name="T21">delete</text:span><text:span text:style-name="T22"> p; </text:span><text:span text:style-name="T22"><text:line-break/></text:span><text:span text:style-name="T41">Which destructor is called? </text:span><text:span text:style-name="T74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D</text:span><text:span text:style-name="T4">es</text:span><text:span text:style-name="T4">tr</text:span><text:span text:style-name="T4">uc</text:span><text:span text:style-name="T4">to</text:span><text:span text:style-name="T4">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hence the wrong destructor is called</text:span></text:p>
              </text:list-item>
              <text:list-item>
                <text:p text:style-name="P38"><text:span text:style-name="T6">To fix that, we need to declare virtual destructor </text:span><text:span text:style-name="T12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class must declare a destructor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21">class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</text:span><text:span text:style-name="T21">virtual </text:span><text:span text:style-name="T22">~Base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 : </text:span><text:span text:style-name="T21">public</text:span><text:span text:style-name="T22"> Base </text:span><text:span text:style-name="T22"><text:line-break/></text:span><text:span text:style-name="T22">{ </text:span><text:span text:style-name="T21">public</text:span><text:span text:style-name="T22">: </text:span><text:span text:style-name="T22"><text:line-break/></text:span><text:span text:style-name="T22">   ~Derived(); </text:span><text:span text:style-name="T22"><text:line-break/></text:span><text:span text:style-name="T22">}; </text:span><text:span text:style-name="T22"><text:line-break/></text:span><text:span text:style-name="T22">Base *p = </text:span><text:span text:style-name="T21">new</text:span><text:span text:style-name="T22"> Derived; </text:span><text:span text:style-name="T22"><text:line-break/></text:span><text:span text:style-name="T21">delete</text:span><text:span text:style-name="T22"> p; </text:span><text:span text:style-name="T22"><text:line-break/></text:span><text:span text:style-name="T41">Which destructor is called? Derived</text:span><text:span text:style-name="T74">::~</text:span><text:span text:style-name="T41">Derived</text:span><text:span text:style-name="T74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</text:span><text:span text:style-name="T4">bs</text:span><text:span text:style-name="T4">tr</text:span><text:span text:style-name="T4">ac</text:span><text:span text:style-name="T4">t </text:span><text:span text:style-name="T4">cl</text:span><text:span text:style-name="T4">as</text:span><text:span text:style-name="T4">s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Revisiting our example, we write:</text:span></text:p>
            <text:p text:style-name="P13"><text:span text:style-name="T41"/></text:p>
            <text:p text:style-name="P14"><text:span text:style-name="T21">class</text:span><text:span text:style-name="T22"> Shap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irtual</text:span><text:span text:style-name="T22"> ~Shape(); </text:span><text:span text:style-name="T75"><text:line-break/></text:span><text:span text:style-name="T75"> <text:s text:c="2"/></text:span><text:span text:style-name="T21">virtual</text:span><text:span text:style-name="T22"> </text:span><text:span text:style-name="T21">void</text:span><text:span text:style-name="T22"> draw() </text:span><text:span text:style-name="T21">const</text:span><text:span text:style-name="T22">; </text:span><text:span text:style-name="T75"><text:line-break/></text:span><text:span text:style-name="T75"> <text:s text:c="2"/></text:span><text:span text:style-name="T21">virtual</text:span><text:span text:style-name="T22"> </text:span><text:span text:style-name="T21">double</text:span><text:span text:style-name="T22"> area()</text:span><text:span text:style-name="T21"> const</text:span><text:span text:style-name="T22">; </text:span><text:span text:style-name="T75"><text:s/></text:span><text:span text:style-name="T75"><text:line-break/></text:span><text:span text:style-name="T22">}; </text:span><text:span text:style-name="T22"><text:line-break/></text:span><text:span text:style-name="T22"/></text:p>
            <text:p text:style-name="P14"><text:span text:style-name="T41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</text:span><text:span text:style-name="T4">he</text:span><text:span text:style-name="T4">rit</text:span><text:span text:style-name="T4">an</text:span><text:span text:style-name="T4">ce </text:span><text:span text:style-name="T4">&amp; </text:span><text:span text:style-name="T4">Int</text:span><text:span text:style-name="T4">er</text:span><text:span text:style-name="T4">fa</text:span><text:span text:style-name="T4">c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3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41"><text:span text:style-name="T76">In this example, we never want to deal with objects of type Shape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76">Shape serves the role of an interface</text:span></text:p>
                  </text:list-item>
                </text:list>
              </text:list-item>
              <text:list-item>
                <text:p text:style-name="P41"><text:span text:style-name="T76">All shapes need to be specific shapes <text:s/>instances of derived classes of Shape.</text:span></text:p>
              </text:list-item>
              <text:list-item>
                <text:p text:style-name="P41"><text:span text:style-name="T76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We can specify that Shape::draw() must be implemented in derived class</text:span></text:p>
            <text:p text:style-name="P14"><text:span text:style-name="T21">class</text:span><text:span text:style-name="T22"> Shape { </text:span><text:span text:style-name="T22"><text:line-break/></text:span><text:span text:style-name="T21">public</text:span><text:span text:style-name="T22">: </text:span><text:span text:style-name="T22"><text:line-break/></text:span><text:span text:style-name="T22"> <text:s text:c="2"/></text:span><text:span text:style-name="T22"><text:tab/></text:span><text:span text:style-name="T21">virtual</text:span><text:span text:style-name="T22"> ~Shape() {}; </text:span></text:p>
            <text:p text:style-name="P14"><text:span text:style-name="T22"><text:s text:c="3"/></text:span><text:span text:style-name="T22"><text:tab/></text:span><text:span text:style-name="T75">// pure virtuals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void</text:span><text:span text:style-name="T22"> draw() </text:span><text:span text:style-name="T21">const </text:span><text:span text:style-name="T22">= </text:span><text:span text:style-name="T77">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double</text:span><text:span text:style-name="T22"> area() </text:span><text:span text:style-name="T21">const </text:span><text:span text:style-name="T22">= </text:span><text:span text:style-name="T77">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setName() = </text:span><text:span text:style-name="T77">0</text:span><text:span text:style-name="T22">; </text:span><text:span text:style-name="T75"><text:line-break/></text:span><text:span text:style-name="T22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We can specify that Shape::draw() must be implemented in derived class</text:span></text:p>
            <text:p text:style-name="P14"><text:span text:style-name="T21">class</text:span><text:span text:style-name="T22"> Shape { </text:span><text:span text:style-name="T22"><text:line-break/></text:span><text:span text:style-name="T21">public</text:span><text:span text:style-name="T22">: </text:span><text:span text:style-name="T22"><text:line-break/></text:span><text:span text:style-name="T22"><text:tab/></text:span><text:span text:style-name="T75">// pure virtuals</text:span><text:span text:style-name="T22"> <text:s text:c="2"/></text:span></text:p>
            <text:p text:style-name="P14"><text:span text:style-name="T21"><text:s text:c="5"/></text:span><text:span text:style-name="T21">virtual</text:span><text:span text:style-name="T22"> ~Shape()=</text:span><text:span text:style-name="T77"> 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void</text:span><text:span text:style-name="T22"> draw() </text:span><text:span text:style-name="T21">const </text:span><text:span text:style-name="T22">= </text:span><text:span text:style-name="T77">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double</text:span><text:span text:style-name="T22"> area()</text:span><text:span text:style-name="T21"> const </text:span><text:span text:style-name="T22">= </text:span><text:span text:style-name="T77">0</text:span><text:span text:style-name="T22">; </text:span><text:span text:style-name="T75"><text:line-break/></text:span><text:span text:style-name="T22">};</text:span></text:p>
            <text:p text:style-name="P14"><text:span text:style-name="T21">inline</text:span><text:span text:style-name="T22"> Shape::~Shape() { } </text:span><text:span text:style-name="T78">// What?!</text:span></text:p>
            <text:p text:style-name="P14"><text:span text:style-name="T22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We can specify that Shape::draw() </text:span><text:span text:style-name="T79">must be implemented in derived class, but it can be implemented in base also, destructor will be called here so we must define it!</text:span></text:p>
            <text:p text:style-name="P14"><text:span text:style-name="T21">class</text:span><text:span text:style-name="T22"> Shape { </text:span><text:span text:style-name="T22"><text:line-break/></text:span><text:span text:style-name="T21">public</text:span><text:span text:style-name="T22">: </text:span><text:span text:style-name="T22"><text:line-break/></text:span><text:span text:style-name="T22"> <text:s text:c="3"/></text:span><text:span text:style-name="T22"><text:tab/></text:span><text:span text:style-name="T21">virtual</text:span><text:span text:style-name="T22"> ~Shape()=</text:span><text:span text:style-name="T77"> 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void</text:span><text:span text:style-name="T22"> draw() </text:span><text:span text:style-name="T21">const </text:span><text:span text:style-name="T22">= </text:span><text:span text:style-name="T77">0</text:span><text:span text:style-name="T22">; </text:span><text:span text:style-name="T75"><text:line-break/></text:span><text:span text:style-name="T75"> <text:s text:c="2"/></text:span><text:span text:style-name="T75"><text:tab/></text:span><text:span text:style-name="T21">virtual</text:span><text:span text:style-name="T22"> </text:span><text:span text:style-name="T21">double</text:span><text:span text:style-name="T22"> area()</text:span><text:span text:style-name="T21"> const </text:span><text:span text:style-name="T22">= </text:span><text:span text:style-name="T77">0</text:span><text:span text:style-name="T22">; </text:span><text:span text:style-name="T75"><text:line-break/></text:span><text:span text:style-name="T22">};</text:span></text:p>
            <text:p text:style-name="P14"><text:span text:style-name="T21">inline</text:span><text:span text:style-name="T22"> Shape::~Shape() { } </text:span><text:span text:style-name="T78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</text:span></text:p>
            <text:p text:style-name="P13"><text:span text:style-name="T6"/></text:p>
            <text:p text:style-name="P14"><text:span text:style-name="T10">Shape* p; </text:span><text:span text:style-name="T80">// legal </text:span><text:span text:style-name="T80"><text:line-break/></text:span><text:span text:style-name="T10">Shape s; </text:span><text:span text:style-name="T81">// illegal</text:span><text:span text:style-name="T80"> </text:span></text:p>
            <text:p text:style-name="P14"><text:span text:style-name="T10">p = </text:span><text:span text:style-name="T14">new</text:span><text:span text:style-name="T10"> Shape; </text:span><text:span text:style-name="T81">// illegal</text:span><text:span text:style-name="T80"> </text:span><text:span text:style-name="T80"><text:line-break/></text:span><text:span text:style-name="T10">Circle c; </text:span><text:span text:style-name="T80">// legal </text:span><text:span text:style-name="T80"><text:line-break/></text:span><text:span text:style-name="T10">p = &amp;c; </text:span><text:span text:style-name="T80">// legal </text:span></text:p>
            <text:p text:style-name="P14"><text:span text:style-name="T10">p = new Circle; </text:span><text:span text:style-name="T80">// legal </text:span><text:span text:style-name="T80"><text:line-break/></text:span><text:span text:style-name="T8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</text:span><text:span text:style-name="T4">iv</text:span><text:span text:style-name="T4">at</text:span><text:span text:style-name="T4">e </text:span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1">Legal and often used, derived objects must implement but cannot 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82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return 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 </text:span><text:span text:style-name="T4">- </text:span><text:span text:style-name="T4">Ti</text:span><text:span text:style-name="T4">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1"><text:span text:style-name="T83">If you have virtual methods in a class, always declare its destructor virtual</text:span></text:p>
              </text:list-item>
              <text:list-item>
                <text:p text:style-name="P41"><text:span text:style-name="T83">Never call virtual methods during construction and destruction</text:span></text:p>
              </text:list-item>
              <text:list-item>
                <text:p text:style-name="P41"><text:span text:style-name="T83">Use pure virtual classes without any fields to define interfaces</text:span></text:p>
              </text:list-item>
              <text:list-item>
                <text:p text:style-name="P41"><text:span text:style-name="T83">Use inheritance with polymorphism with care: Be sure that this is the appropriate solution ("is a" relation)</text:span></text:p>
              </text:list-item>
            </text:list>
          </draw:text-box>
        </draw:frame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84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5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8"><text:span text:style-name="T4">Int</text:span><text:span text:style-name="T4">er</text:span><text:span text:style-name="T4">fa</text:span><text:span text:style-name="T4">ce</text:span><text:span text:style-name="T4">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4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41"><text:span text:style-name="T85"><text:s/></text:span><text:span text:style-name="T85">To create an equivalent to java interface – declare a base class with all methods pure virtual and no fields.</text:span></text:p>
              </text:list-item>
            </text:list>
            <text:p text:style-name="P13"><text:span text:style-name="T85"/></text:p>
            <text:list text:continue-numbering="true" text:style-name="L13">
              <text:list-item>
                <text:p text:style-name="P13"><text:span text:style-name="T85"><text:s/></text:span><text:span text:style-name="T85">Inheritance can be used to hide implementation. But, you will need a factory, and with templates also pimpl pattern (like in C’s List)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86">In List.h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82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86">In main.cpp:</text:span><text:span text:style-name="T86"><text:line-break/></text:span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20" draw:layer="layout" svg:width="12.064cm" svg:height="15.874cm" svg:x="12.954cm" svg:y="1.652cm">
          <text:p text:style-name="P14"><text:span text:style-name="T86">In List.cpp file:</text:span></text:p>
          <text:p text:style-name="P14"><text:span text:style-name="T67">class</text:span><text:span text:style-name="T68"> ListImpl: </text:span><text:span text:style-name="T67">public </text:span><text:span text:style-name="T68">List </text:span><text:span text:style-name="T50">{</text:span></text:p>
          <text:p text:style-name="P14"><text:span text:style-name="T50"><text:s text:c="3"/></text:span><text:span text:style-name="T49">int*</text:span><text:span text:style-name="T50"> theInts;</text:span></text:p>
          <text:p text:style-name="P14"><text:span text:style-name="T50"><text:s text:c="3"/></text:span><text:span text:style-name="T49">int</text:span><text:span text:style-name="T50"> numInts;</text:span><text:span text:style-name="T50"><text:line-break/></text:span><text:span text:style-name="T49">public</text:span><text:span text:style-name="T50">:</text:span></text:p>
          <text:p text:style-name="P14"><text:span text:style-name="T50"><text:s text:c="3"/></text:span><text:span text:style-name="T50">ListImpl(): theInts </text:span><text:span text:style-name="T50"><text:line-break/></text:span><text:span text:style-name="T50"> <text:s text:c="4"/>(new int[…]) {...}</text:span><text:span text:style-name="T50"><text:line-break/></text:span><text:span text:style-name="T50"> <text:s text:c="2"/></text:span><text:span text:style-name="T49">void</text:span><text:span text:style-name="T50"> Add() { … }</text:span><text:span text:style-name="T50"><text:line-break/></text:span><text:span text:style-name="T50">}; </text:span></text:p>
          <text:p text:style-name="P14"><text:span text:style-name="T50">List* List::make() { </text:span><text:span text:style-name="T50"><text:line-break/></text:span><text:span text:style-name="T50">   </text:span><text:span text:style-name="T49">return</text:span><text:span text:style-name="T50"> </text:span><text:span text:style-name="T49">new</text:span><text:span text:style-name="T50"> ListImpl; </text:span><text:span text:style-name="T50"><text:line-break/></text:span><text:span text:style-name="T5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1">1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</text:span><text:span text:style-name="MT5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</text:span><text:span text:style-name="MT6">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</text:span><text:span text:style-name="MT6">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</text:span><text:span text:style-name="MT6">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1">1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25</meta:editing-cycles>
    <meta:print-date>1999-11-04T13:06:28</meta:print-date>
    <meta:creation-date>1999-10-10T10:49:40</meta:creation-date>
    <dc:date>2019-04-01T21:23:31.274833414</dc:date>
    <meta:editing-duration>P28DT5H46M39S</meta:editing-duration>
    <meta:generator>LibreOffice/6.1.5.2$Linux_X86_64 LibreOffice_project/10$Build-2</meta:generator>
    <meta:document-statistic meta:object-count="45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